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e8eb" officeooo:paragraph-rsid="0016e8eb"/>
    </style:style>
    <style:style style:name="P2" style:family="paragraph" style:parent-style-name="Standard" style:list-style-name="L2">
      <style:text-properties officeooo:rsid="0016e8eb" officeooo:paragraph-rsid="0016e8eb"/>
    </style:style>
    <style:style style:name="P3" style:family="paragraph" style:parent-style-name="Standard" style:list-style-name="L3">
      <style:text-properties officeooo:rsid="0016e8eb" officeooo:paragraph-rsid="0016e8eb"/>
    </style:style>
    <style:style style:name="P4" style:family="paragraph" style:parent-style-name="Standard">
      <style:text-properties fo:font-size="16pt" fo:font-weight="bold" officeooo:rsid="00188b51" officeooo:paragraph-rsid="00188b51" style:font-weight-asian="bold" style:font-weight-complex="bold"/>
    </style:style>
    <style:style style:name="P5" style:family="paragraph" style:parent-style-name="Standard">
      <style:text-properties officeooo:paragraph-rsid="0016e8eb"/>
    </style:style>
    <style:style style:name="P6" style:family="paragraph" style:parent-style-name="Standard" style:list-style-name="L3">
      <style:text-properties officeooo:paragraph-rsid="0016e8eb"/>
    </style:style>
    <style:style style:name="P7" style:family="paragraph" style:parent-style-name="Standard" style:list-style-name="L3">
      <style:text-properties officeooo:rsid="00188b51" officeooo:paragraph-rsid="00188b51"/>
    </style:style>
    <style:style style:name="P8" style:family="paragraph" style:parent-style-name="Standard">
      <style:text-properties officeooo:rsid="00188b51" officeooo:paragraph-rsid="00188b51"/>
    </style:style>
    <style:style style:name="P9" style:family="paragraph" style:parent-style-name="Standard" style:list-style-name="L6">
      <style:text-properties officeooo:rsid="00188b51" officeooo:paragraph-rsid="00188b51"/>
    </style:style>
    <style:style style:name="P10" style:family="paragraph" style:parent-style-name="Standard">
      <style:text-properties officeooo:paragraph-rsid="00188b51"/>
    </style:style>
    <style:style style:name="P1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6e8eb" officeooo:paragraph-rsid="0016e8eb" style:font-size-asian="24pt" style:font-weight-asian="bold" style:font-size-complex="24pt" style:font-weight-complex="bold"/>
    </style:style>
    <style:style style:name="T1" style:family="text">
      <style:text-properties officeooo:rsid="0016e8eb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omment la plante résiste ?</text:p>
      <text:p text:style-name="P1"/>
      <text:p text:style-name="P4">Défense contre l’environnement</text:p>
      <text:p text:style-name="P5"/>
      <text:p text:style-name="P5"><text:span text:style-name="T1">Les végétaux ne subsistent pas de la même manière lors de la mauvaise saison </text:span></text:p>
      <text:p text:style-name="P5"/>
      <text:p text:style-name="P1">//</text:p>
      <text:p text:style-name="P1"/>
      <text:p text:style-name="P1">L’oyat :</text:p>
      <text:p text:style-name="P1">Les feuilles se ferment quand l’environnement est sec</text:p>
      <text:p text:style-name="P1">A l’intérieur des feuilles : cryptes pilifères </text:p>
      <text:p text:style-name="P1">Cryptes pilifères :</text:p>
      <text:list xml:id="list7960668221613884712" text:style-name="L2">
        <text:list-item>
          <text:p text:style-name="P2">Poils</text:p>
        </text:list-item>
        <text:list-item>
          <text:p text:style-name="P2">Stomates dans les creux </text:p>
        </text:list-item>
      </text:list>
      <text:p text:style-name="P1"/>
      <text:p text:style-name="P1"/>
      <text:p text:style-name="P1">Quelques défenses morphologiques :</text:p>
      <text:list xml:id="list3017326226927677642" text:style-name="L3">
        <text:list-item>
          <text:p text:style-name="P3">Milieu très sec </text:p>
          <text:list>
            <text:list-item>
              <text:p text:style-name="P6"><text:span text:style-name="T1">Développement important des racines, à la verticale et à l’horizontale </text:span></text:p>
            </text:list-item>
            <text:list-item>
              <text:p text:style-name="P3">Tiges chlorophylliennes </text:p>
            </text:list-item>
            <text:list-item>
              <text:p text:style-name="P3">Feuilles toutes petites pour éviter l’évapotranspiration </text:p>
            </text:list-item>
            <text:list-item>
              <text:p text:style-name="P3">Cuticule épaisse, et de la cire </text:p>
            </text:list-item>
            <text:list-item>
              <text:p text:style-name="P7">Le parenchyme stocke l’eau </text:p>
            </text:list-item>
          </text:list>
        </text:list-item>
      </text:list>
      <text:p text:style-name="P8"/>
      <text:p text:style-name="P8"/>
      <text:p text:style-name="P4">Les défenses contre les agresseurs biotiques</text:p>
      <text:p text:style-name="P8"/>
      <text:p text:style-name="P10">//</text:p>
      <text:p text:style-name="P10"/>
      <text:p text:style-name="P8">Défenses chimiques :</text:p>
      <text:list xml:id="list8446702591893637783" text:style-name="L6">
        <text:list-item>
          <text:p text:style-name="P9">Alcaloïde </text:p>
        </text:list-item>
        <text:list-item>
          <text:p text:style-name="P9">Antibactériens </text:p>
        </text:list-item>
        <text:list-item>
          <text:p text:style-name="P9">Glucosides cyanogénétiques </text:p>
        </text:list-item>
      </text:list>
      <text:p text:style-name="P8"/>
      <text:p text:style-name="P8">Parmi toutes les stratégies de défenses possible, le plus privilégié est le poison </text:p>
      <text:p text:style-name="P8"/>
      <text:p text:style-name="P8"/>
      <text:p text:style-name="P8">Y aurait-il des rapprochements entre l’immunité des plantes et l’immunité des animaux ?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3:07:46.422000000</meta:creation-date>
    <dc:date>2019-05-23T13:27:07.610000000</dc:date>
    <meta:editing-duration>PT7M31S</meta:editing-duration>
    <meta:editing-cycles>1</meta:editing-cycles>
    <meta:document-statistic meta:table-count="0" meta:image-count="0" meta:object-count="0" meta:page-count="1" meta:paragraph-count="25" meta:word-count="134" meta:character-count="852" meta:non-whitespace-character-count="741"/>
    <meta:generator>LibreOffice/5.1.6.2$Windows_x86 LibreOffice_project/07ac168c60a517dba0f0d7bc7540f5afa45f0909</meta:generator>
  </office:meta>
</office:document-meta>
</file>